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205cm" fo:margin-bottom="0.205cm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">
      <style:paragraph-properties fo:margin-left="0.318cm" fo:margin-right="0cm" fo:text-align="justify" style:justify-single-word="false" fo:text-indent="-0.318cm" style:auto-text-indent="false" style:page-number="auto"/>
    </style:style>
    <style:style style:name="P6" style:family="paragraph" style:parent-style-name="Standard">
      <style:paragraph-properties fo:margin-left="0.265cm" fo:margin-right="0cm" fo:text-align="justify" style:justify-single-word="false" fo:text-indent="-0.265cm" style:auto-text-indent="false"/>
    </style:style>
    <style:style style:name="P7" style:family="paragraph" style:parent-style-name="Standard" style:master-page-name="">
      <style:paragraph-properties fo:margin-left="0.265cm" fo:margin-right="0cm" fo:text-align="justify" style:justify-single-word="false" fo:text-indent="-0.265cm" style:auto-text-indent="false" style:page-number="auto"/>
    </style:style>
    <style:style style:name="P8" style:family="paragraph" style:parent-style-name="Standard">
      <style:paragraph-properties fo:margin-left="0.37cm" fo:margin-right="0cm" fo:text-indent="-0.37cm" style:auto-text-indent="false"/>
    </style:style>
    <style:style style:name="P9" style:family="paragraph" style:parent-style-name="Standard" style:master-page-name="">
      <style:paragraph-properties fo:margin-left="0.318cm" fo:margin-right="0cm" fo:text-align="justify" style:justify-single-word="false" fo:text-indent="-0.37cm" style:auto-text-indent="false" style:page-number="auto"/>
    </style:style>
    <style:style style:name="P10" style:family="paragraph" style:parent-style-name="Standard">
      <style:paragraph-properties fo:margin-left="0.318cm" fo:margin-right="0cm" fo:text-align="justify" style:justify-single-word="false" fo:text-indent="-0.37cm" style:auto-text-indent="false"/>
    </style:style>
    <style:style style:name="P11" style:family="paragraph" style:parent-style-name="Standard" style:master-page-name="">
      <style:paragraph-properties fo:margin-left="0.476cm" fo:margin-right="0cm" fo:text-indent="0cm" style:auto-text-indent="false" style:page-number="auto"/>
    </style:style>
    <style:style style:name="P12" style:family="paragraph" style:parent-style-name="Standard" style:master-page-name="">
      <style:paragraph-properties fo:margin-left="0.529cm" fo:margin-right="0cm" fo:text-indent="0cm" style:auto-text-indent="false" style:page-number="auto"/>
    </style:style>
    <style:style style:name="P13" style:family="paragraph" style:parent-style-name="Standard">
      <style:paragraph-properties fo:margin-left="0.529cm" fo:margin-right="0cm" fo:text-indent="0cm" style:auto-text-indent="false"/>
    </style:style>
    <style:style style:name="P14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4" text:outline-level="1">Raport z realizacji projektu:</text:h>
      <text:p text:style-name="P2"/>
      <text:p text:style-name="P1">Robot czyszczący tablicę – Robo-Gąbka</text:p>
      <text:p text:style-name="P3"/>
      <text:p text:style-name="P3">Zespół projektowy:</text:p>
      <text:p text:style-name="P12">Robert Płatkowski,</text:p>
      <text:p text:style-name="P13">Tomasz Pogłud</text:p>
      <text:p text:style-name="P3">osoba prowadząca projekt:</text:p>
      <text:p text:style-name="P11">X</text:p>
      <text:p text:style-name="Standard"/>
      <text:h text:style-name="Heading_20_1" text:outline-level="1">2. Cel i zakres projektu</text:h>
      <text:p text:style-name="P4"/>
      <text:p text:style-name="P4">Celem projektu jest wykonanie platformy mobilnej - robota poruszającego się po pionowej tablicy o metalowej ścianie tylnej umożliwiającej zamocowanie robota za pomocą magnesów.</text:p>
      <text:p text:style-name="P4"/>
      <text:p text:style-name="P4">Zakres projektu obejmuje:</text:p>
      <text:p text:style-name="P5">- zaprojektowanie i wykonanie podwozia robota umożliwiającego poruszanie się po pionowej metalowej tablicy w dowolnym kierunku oraz czyszczenie tablicy</text:p>
      <text:p text:style-name="P7">- zaprojektowanie i wykonanie napędu robota wraz ze sterownikiem prędkości obrotowej i kierunku obrotów silników</text:p>
      <text:p text:style-name="P6">- zaprojektowanie i wykonanie modułu zasilającego (akumulator, przetwornica step-down)</text:p>
      <text:p text:style-name="P6">- zaprojektowanie i wykonanie sensorów umożliwiających wykrywanie dotarcia robota do brzegu tablicy (sensory zbliżeniowe) oraz orientację robota w czterech podstawowych kierunkach (góra, dół, lewo, prawo tablicy - sensory wychylenia)</text:p>
      <text:p text:style-name="P6">- zaprojektowanie i wykonanie modułu komunikacji wifi umożliwiającego sterowanie ruchem robota oraz włączaniem/wyłączaniem automatycznego czyszczenia tablicy</text:p>
      <text:p text:style-name="P6">- zaprojektowanie i wykonanie kontrolera robota przetwarzającego sygnały z sensorów i modułu komunikacji oraz sterującego pracą sterownika silników</text:p>
      <text:p text:style-name="P6">- zaprogramowanie kontrolera robota</text:p>
      <text:p text:style-name="P6">- stworzenie aplikacji na smartfon służącej do komunikacji z robotem (sterowania ruchem, włączania/wyłączania automatycznego czyszczenia tablicy)</text:p>
      <text:p text:style-name="P4"/>
      <text:h text:style-name="P15" text:outline-level="1">3. Założenia projektu</text:h>
      <text:p text:style-name="Standard"/>
      <text:p text:style-name="P9">- podwozie robota zostanie zaprojektowane w środowisku AutoCAD i wydrukowane z tworzywa ABS na drukarce 3D;</text:p>
      <text:p text:style-name="P10">- elementy napędu (silniki, przekładnie, koła, elementy podpierające) będą standardowymi <text:s text:c="3"/>elementami dostępnymi w sprzedaży;</text:p>
      <text:p text:style-name="P10">- jako kontroler zostanie wykorzystana któraś z płytek bazowych z platformy Arduino (np. Arduino Micro z kontrolerem AVR Atmega32U4);</text:p>
      <text:p text:style-name="P10">- moduł wifi, sterownik silników oraz sensory będą standardowymi modułami dostępnymi w sprzedaży, kompaktybilnymi z platformą Arduino (zasilanie 5V, sygnały napięciowe 5V);</text:p>
      <text:p text:style-name="P10">- do zaprogramowania kontrolera robota użyte zostanie środowisko Arduino IDE;</text:p>
      <text:p text:style-name="P10">- do napisania aplikacji sterującej robotem za pośrednictwem smartfona z systemem operacyjnym Android zostanie wykorzystane środowisko MIT App Inventor 2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l Anonim</meta:initial-creator>
    <meta:creation-date>2019-03-01T17:04:38.60</meta:creation-date>
    <dc:date>2019-03-02T00:02:49.41</dc:date>
    <dc:creator>Gal Anonim</dc:creator>
    <meta:editing-duration>PT41M38S</meta:editing-duration>
    <meta:editing-cycles>14</meta:editing-cycles>
    <meta:generator>OpenOffice/4.1.6$Win32 OpenOffice.org_project/416m1$Build-9790</meta:generator>
    <meta:document-statistic meta:table-count="0" meta:image-count="0" meta:object-count="0" meta:page-count="2" meta:paragraph-count="25" meta:word-count="280" meta:character-count="2221"/>
  </office:meta>
</office:document-meta>
</file>